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9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ES"/>
    </style:style>
    <style:style style:name="P2" style:parent-style-name="Standard" style:family="paragraph">
      <style:text-properties fo:language="es" fo:country="ES"/>
    </style:style>
    <style:style style:name="P3" style:parent-style-name="Standard" style:family="paragraph">
      <style:text-properties fo:language="es" fo:country="ES"/>
    </style:style>
    <style:style style:name="P4" style:parent-style-name="Standard" style:family="paragraph">
      <style:text-properties fo:language="es" fo:country="ES"/>
    </style:style>
    <style:style style:name="P5" style:parent-style-name="Standard" style:family="paragraph">
      <style:text-properties fo:language="es" fo:country="ES"/>
    </style:style>
    <style:style style:name="P6" style:parent-style-name="Standard" style:family="paragraph">
      <style:text-properties fo:language="es" fo:country="ES"/>
    </style:style>
    <style:style style:name="P7" style:parent-style-name="Standard" style:list-style-name="LFO1" style:family="paragraph">
      <style:text-properties fo:language="es" fo:country="ES"/>
    </style:style>
    <style:style style:name="P8" style:parent-style-name="Standard" style:list-style-name="LFO1" style:family="paragraph">
      <style:text-properties fo:language="es" fo:country="ES"/>
    </style:style>
    <style:style style:name="P9" style:parent-style-name="Standard" style:list-style-name="LFO1" style:family="paragraph">
      <style:text-properties fo:language="es" fo:country="ES"/>
    </style:style>
    <style:style style:name="P10" style:parent-style-name="Standard" style:list-style-name="LFO1" style:family="paragraph">
      <style:text-properties fo:language="es" fo:country="ES"/>
    </style:style>
    <style:style style:name="P11" style:parent-style-name="Standard" style:list-style-name="LFO1" style:family="paragraph">
      <style:text-properties fo:language="es" fo:country="ES"/>
    </style:style>
    <style:style style:name="P12" style:parent-style-name="Standard" style:family="paragraph">
      <style:text-properties fo:language="es" fo:country="ES"/>
    </style:style>
    <style:style style:name="P13" style:parent-style-name="Standard" style:family="paragraph">
      <style:text-properties fo:language="es" fo:country="ES"/>
    </style:style>
    <style:style style:name="P14" style:parent-style-name="Standard" style:family="paragraph">
      <style:text-properties fo:language="es" fo:country="ES"/>
    </style:style>
    <style:style style:name="P15" style:parent-style-name="Standard" style:family="paragraph">
      <style:text-properties fo:language="es" fo:country="ES"/>
    </style:style>
    <style:style style:name="P16" style:parent-style-name="Standard" style:family="paragraph">
      <style:text-properties fo:language="es" fo:country="ES"/>
    </style:style>
    <style:style style:name="P17" style:parent-style-name="Standard" style:family="paragraph">
      <style:text-properties fo:language="es" fo:country="ES"/>
    </style:style>
    <style:style style:name="P18" style:parent-style-name="Standard" style:family="paragraph">
      <style:text-properties fo:language="es" fo:country="ES"/>
    </style:style>
    <style:style style:name="P19" style:parent-style-name="Standard" style:family="paragraph">
      <style:text-properties fo:language="es" fo:country="ES"/>
    </style:style>
    <style:style style:name="P20" style:parent-style-name="Standard" style:family="paragraph">
      <style:text-properties fo:language="es" fo:country="ES"/>
    </style:style>
    <style:style style:name="P21" style:parent-style-name="Standard" style:family="paragraph">
      <style:text-properties fo:language="es" fo:country="ES"/>
    </style:style>
    <style:style style:name="P22" style:parent-style-name="Standard" style:family="paragraph">
      <style:text-properties fo:language="es" fo:country="ES"/>
    </style:style>
    <style:style style:name="P23" style:parent-style-name="Standard" style:family="paragraph">
      <style:text-properties fo:language="es" fo:country="ES"/>
    </style:style>
    <style:style style:name="P24" style:parent-style-name="Standard" style:family="paragraph">
      <style:text-properties fo:language="es" fo:country="ES"/>
    </style:style>
    <style:style style:name="P25" style:parent-style-name="Standard" style:family="paragraph">
      <style:text-properties fo:language="es" fo:country="ES"/>
    </style:style>
    <style:style style:name="P26" style:parent-style-name="Standard" style:family="paragraph">
      <style:text-properties fo:language="es" fo:country="ES"/>
    </style:style>
    <style:style style:name="P27" style:parent-style-name="Standard" style:family="paragraph">
      <style:text-properties fo:language="es" fo:country="ES"/>
    </style:style>
    <style:style style:name="P28" style:parent-style-name="Standard" style:family="paragraph">
      <style:text-properties fo:language="es" fo:country="ES"/>
    </style:style>
    <style:style style:name="P29" style:parent-style-name="Standard" style:family="paragraph">
      <style:text-properties fo:language="es" fo:country="ES"/>
    </style:style>
    <style:style style:name="P30" style:parent-style-name="Normal" style:family="paragraph">
      <style:paragraph-properties fo:break-before="page"/>
      <style:text-properties fo:language="es" fo:country="ES"/>
    </style:style>
    <style:style style:name="T31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IDEs y herramientas<text:s/>utilizados (Entorno de desarrollo)</text:p>
      <text:p text:style-name="P2"/>
      <text:p text:style-name="P3">Se<text:s/>trabajó<text:s/>en un sistema operativo de Windows 10</text:p>
      <text:p text:style-name="P4"/>
      <text:p text:style-name="P5">La aplicación<text:s/>fue hecha como proyecto MFC y<text:s/><text:s/>está configurada en un entorno release con una arquitectura <text:s/>x86. A continuación enlisto los IDEs y herramientas que utilice:</text:p>
      <text:p text:style-name="P6"/>
      <text:list text:style-name="LFO1" text:continue-numbering="true">
        <text:list-item>
          <text:p text:style-name="P7">IDE de Visual Studio 2017 Community<text:s/></text:p>
        </text:list-item>
        <text:list-item>
          <text:p text:style-name="P8">pgAdmin III</text:p>
        </text:list-item>
        <text:list-item>
          <text:p text:style-name="P9">PosgreSQL<text:s/></text:p>
        </text:list-item>
        <text:list-item>
          <text:p text:style-name="P10">Librería SQLAPI++</text:p>
        </text:list-item>
        <text:list-item>
          <text:p text:style-name="P11">Librería<text:s/>XLSXIO</text:p>
        </text:list-item>
      </text:list>
      <text:p text:style-name="P12"/>
      <text:p text:style-name="P13">¿Qué versiones usaste?</text:p>
      <text:p text:style-name="P14"/>
      <text:p text:style-name="P15">Visual Studio 2017 Community<text:s/><text:s/>versión 15.6.1, con el pack Microsoft Visual C++ 2017(Al finalizar agrego toda la información del IDE).</text:p>
      <text:p text:style-name="P16"/>
      <text:p text:style-name="P17">PosgresSQL 9.6(x86)</text:p>
      <text:p text:style-name="P18"/>
      <text:p text:style-name="P19">¿Cómo ambientaste el equipo?</text:p>
      <text:p text:style-name="P20"/>
      <text:p text:style-name="P21">Después de haber instalado la base de datos PosgreSQL es necesario agregar los binarios a las variables de entorno de Windows, el lugar donde se encuentran los Dlls para conectar el sistema a la base de datos, para esto fue necesario agregar en la variable de entorno Path la siguiente ruta<text:s/>C:\Program Files (x86)\PostgreSQL\9.6\bin.<text:s/>Se debe reiniciar la computadora para que el programa pueda tomar los cambios.</text:p>
      <text:p text:style-name="P22"/>
      <text:p text:style-name="P23">También es necesario agregar dos Dlls que serán necesarias para utilizar las librerías utilizadas</text:p>
      <text:p text:style-name="P24">Estas se encuentran en la carpeta<text:s/>“\Documentacion<text:s/>\Archivos_en _C”<text:s/>y estas deben de estar alojadas en la ruta<text:s/>“C:\Windows\SysWOW64”.</text:p>
      <text:p text:style-name="P25"/>
      <text:p text:style-name="P26">Para agregar las credenciales de la base de datos se deberá modificar el archivo<text:s/>configNomina.txt<text:s/>y se deberá crear la carpeta<text:s/>C:\Program Files (x86)\Nominas<text:s/>para ahí depositarlo. En la ruta “\Documentacion<text:s/>\Archivos_en _C” se encuentra un ejemplo de cómo debe estar hecho el archivo.</text:p>
      <text:p text:style-name="P27"/>
      <text:p text:style-name="P28">En la carpeta “\Tablas y funciones” encontras las funciones, tablas y types que serán utilizados para la base de datos,<text:s/>se podrán basar<text:s/>con el archivo<text:s/>“Orden de ejecucion.txt” para tener los menos problemas posibles al instalar los componentes.<text:s/></text:p>
      <text:p text:style-name="P29"/>
      <text:p text:style-name="P30"/>
      <text:soft-page-break/>
      <text:p text:style-name="Standard">Microsoft Visual Studio Community 2017<text:s/></text:p>
      <text:p text:style-name="Standard">Version 15.8.8</text:p>
      <text:p text:style-name="Standard">VisualStudio.15.Release/15.8.8+28010.2048</text:p>
      <text:p text:style-name="Standard">Microsoft .NET Framework</text:p>
      <text:p text:style-name="Standard">Version 4.7.03056</text:p>
      <text:p text:style-name="Standard"/>
      <text:p text:style-name="Standard">Installed Version: Community</text:p>
      <text:p text:style-name="Standard"/>
      <text:p text:style-name="Standard">Visual C++ 2017 <text:s text:c="2"/>00369-60000-00001-AA322</text:p>
      <text:p text:style-name="Standard">Microsoft Visual C++ 2017</text:p>
      <text:p text:style-name="Standard"/>
      <text:p text:style-name="Standard">Application Insights Tools for Visual Studio Package <text:s text:c="2"/>8.13.10627.1</text:p>
      <text:p text:style-name="Standard">Application Insights Tools for Visual Studio</text:p>
      <text:p text:style-name="Standard"/>
      <text:p text:style-name="Standard">ASP.NET and Web Tools 2017 <text:s text:c="2"/>15.8.05085.0</text:p>
      <text:p text:style-name="Standard">ASP.NET and Web Tools 2017</text:p>
      <text:p text:style-name="Standard"/>
      <text:p text:style-name="Standard">ASP.NET Core Razor Language Services <text:s text:c="2"/>15.8.31590</text:p>
      <text:p text:style-name="Standard">Provides languages services for ASP.NET Core Razor.</text:p>
      <text:p text:style-name="Standard"/>
      <text:p text:style-name="Standard">ASP.NET Web Frameworks and Tools 2017 <text:s text:c="2"/>5.2.60618.0</text:p>
      <text:p text:style-name="Standard">For additional information, visit https://www.asp.net/</text:p>
      <text:p text:style-name="Standard"/>
      <text:p text:style-name="Standard">Azure App Service Tools v3.0.0 <text:s text:c="2"/>15.8.05023.0</text:p>
      <text:p text:style-name="Standard">Azure App Service Tools v3.0.0</text:p>
      <text:p text:style-name="Standard"/>
      <text:p text:style-name="Standard">Azure Functions and Web Jobs Tools <text:s text:c="2"/>15.8.05023.0</text:p>
      <text:p text:style-name="Standard">Azure Functions and Web Jobs Tools</text:p>
      <text:p text:style-name="Standard"/>
      <text:p text:style-name="Standard">C# Tools <text:s text:c="2"/>2.9.0-beta8-63208-01</text:p>
      <text:p text:style-name="Standard">C# components used in the IDE. Depending on your project type and settings, a different version of the compiler may be used.</text:p>
      <text:p text:style-name="Standard"/>
      <text:p text:style-name="Standard">Common Azure Tools <text:s text:c="2"/>1.10</text:p>
      <text:p text:style-name="Standard">Provides common services for use by Azure Mobile Services and Microsoft Azure Tools.</text:p>
      <text:p text:style-name="Standard"/>
      <text:p text:style-name="Standard">Cookiecutter <text:s text:c="2"/>15.8.18241.1</text:p>
      <text:p text:style-name="Standard">Provides tools for finding, instantiating and customizing templates in cookiecutter format.</text:p>
      <text:p text:style-name="Standard"/>
      <text:p text:style-name="Standard">JavaScript Language Service <text:s text:c="2"/>2.0</text:p>
      <text:p text:style-name="Standard">JavaScript Language Service</text:p>
      <text:p text:style-name="Standard"/>
      <text:p text:style-name="Standard">JavaScript Project System <text:s text:c="2"/>2.0</text:p>
      <text:p text:style-name="Standard">JavaScript Project System</text:p>
      <text:p text:style-name="Standard"/>
      <text:p text:style-name="Standard">Microsoft Azure Tools <text:s text:c="2"/>2.9</text:p>
      <text:p text:style-name="Standard">Microsoft Azure Tools for Microsoft Visual Studio 2017 - v2.9.10730.2</text:p>
      <text:p text:style-name="Standard"/>
      <text:p text:style-name="Standard">Microsoft Continuous Delivery Tools for Visual Studio <text:s text:c="2"/>0.4</text:p>
      <text:soft-page-break/>
      <text:p text:style-name="Standard">Simplifying the configuration of Azure DevOps pipelines from within the Visual Studio IDE.</text:p>
      <text:p text:style-name="Standard"/>
      <text:p text:style-name="Standard">Microsoft JVM Debugger <text:s text:c="2"/>1.0</text:p>
      <text:p text:style-name="Standard">Provides support for connecting the Visual Studio debugger to JDWP compatible Java Virtual Machines</text:p>
      <text:p text:style-name="Standard"/>
      <text:p text:style-name="Standard">Microsoft Library Manager <text:s text:c="2"/>1.0</text:p>
      <text:p text:style-name="Standard">Install client-side libraries easily to any web project</text:p>
      <text:p text:style-name="Standard"/>
      <text:p text:style-name="Standard">Microsoft MI-Based Debugger <text:s text:c="2"/>1.0</text:p>
      <text:p text:style-name="Standard">Provides support for connecting Visual Studio to MI compatible debuggers</text:p>
      <text:p text:style-name="Standard"/>
      <text:p text:style-name="Standard">Microsoft Visual C++ Wizards <text:s text:c="2"/>1.0</text:p>
      <text:p text:style-name="Standard">Microsoft Visual C++ Wizards</text:p>
      <text:p text:style-name="Standard"/>
      <text:p text:style-name="Standard">Microsoft Visual Studio Tools for Containers <text:s text:c="2"/>1.1</text:p>
      <text:p text:style-name="Standard">Develop, run, validate your ASP.NET Core applications in the target environment. F5 your application directly into a container with debugging, or CTRL + F5 to edit &amp; refresh your app without having to rebuild the container.</text:p>
      <text:p text:style-name="Standard"/>
      <text:p text:style-name="Standard">Microsoft Visual Studio VC Package <text:s text:c="2"/>1.0</text:p>
      <text:p text:style-name="Standard">Microsoft Visual Studio VC Package</text:p>
      <text:p text:style-name="Standard"/>
      <text:p text:style-name="Standard">MLGen Package Extension <text:s text:c="2"/>1.0</text:p>
      <text:p text:style-name="Standard">MLGen Package Visual Studio Extension Detailed Info</text:p>
      <text:p text:style-name="Standard"/>
      <text:p text:style-name="Standard">Node.js Tools <text:s text:c="2"/>1.4.20907.4 Commit Hash:f048d52e417a8902dea9e42828b7fdab92d4aaaa</text:p>
      <text:p text:style-name="Standard">Adds support for developing and debugging Node.js apps in Visual Studio</text:p>
      <text:p text:style-name="Standard"/>
      <text:p text:style-name="Standard">NuGet Package Manager <text:s text:c="2"/>4.6.0</text:p>
      <text:p text:style-name="Standard">NuGet Package Manager in Visual Studio. For more information about NuGet, visit http://docs.nuget.org/.</text:p>
      <text:p text:style-name="Standard"/>
      <text:p text:style-name="Standard">ProjectServicesPackage Extension <text:s text:c="2"/>1.0</text:p>
      <text:p text:style-name="Standard">ProjectServicesPackage Visual Studio Extension Detailed Info</text:p>
      <text:p text:style-name="Standard"/>
      <text:p text:style-name="Standard">Python <text:s text:c="2"/>15.8.18241.1</text:p>
      <text:p text:style-name="Standard">Provides IntelliSense, projects, templates, debugging, interactive windows, and other support for Python developers.</text:p>
      <text:p text:style-name="Standard"/>
      <text:p text:style-name="Standard">Python - Django support <text:s text:c="2"/>15.8.18241.1</text:p>
      <text:p text:style-name="Standard">Provides templates and integration for the Django web framework.</text:p>
      <text:p text:style-name="Standard"/>
      <text:p text:style-name="Standard">Python - IronPython support <text:s text:c="2"/>15.8.18241.1</text:p>
      <text:p text:style-name="Standard">Provides templates and integration for IronPython-based projects.</text:p>
      <text:p text:style-name="Standard"/>
      <text:p text:style-name="Standard">Python - Profiling support <text:s text:c="2"/>15.8.18241.1</text:p>
      <text:p text:style-name="Standard">Profiling support for Python projects.</text:p>
      <text:p text:style-name="Standard"/>
      <text:soft-page-break/>
      <text:p text:style-name="Standard">ResourcePackage Extension <text:s text:c="2"/>1.0</text:p>
      <text:p text:style-name="Standard">ResourcePackage Visual Studio Extension Detailed Info</text:p>
      <text:p text:style-name="Standard"/>
      <text:p text:style-name="Standard">ResourcePackage Extension <text:s text:c="2"/>1.0</text:p>
      <text:p text:style-name="Standard">ResourcePackage Visual Studio Extension Detailed Info</text:p>
      <text:p text:style-name="Standard"/>
      <text:p text:style-name="Standard">SQL Server Data Tools <text:s text:c="2"/>15.1.61808.07020</text:p>
      <text:p text:style-name="Standard">Microsoft SQL Server Data Tools</text:p>
      <text:p text:style-name="Standard"/>
      <text:p text:style-name="Standard">Test Adapter for Boost.Test <text:s text:c="2"/>1.0</text:p>
      <text:p text:style-name="Standard">Enables Visual Studio's testing tools with unit tests written for Boost.Test. <text:s/>The use terms and Third Party Notices are available in the extension installation directory.</text:p>
      <text:p text:style-name="Standard"/>
      <text:p text:style-name="Standard">Test Adapter for Google Test <text:s text:c="2"/>1.0</text:p>
      <text:p text:style-name="Standard">Enables Visual Studio's testing tools with unit tests written for Google Test. <text:s/>The use terms and Third Party Notices are available in the extension installation directory.</text:p>
      <text:p text:style-name="Standard"/>
      <text:p text:style-name="Standard">TypeScript Tools <text:s text:c="2"/>15.8.20822.2001</text:p>
      <text:p text:style-name="Standard">TypeScript Tools for Microsoft Visual Studio</text:p>
      <text:p text:style-name="Standard"/>
      <text:p text:style-name="Standard">Visual Basic Tools <text:s text:c="2"/>2.9.0-beta8-63208-01</text:p>
      <text:p text:style-name="Standard">Visual Basic components used in the IDE. Depending on your project type and settings, a different version of the compiler may be used.</text:p>
      <text:p text:style-name="Standard"/>
      <text:p text:style-name="Standard">Visual F# Tools 10.2 for F# 4.5 <text:s text:c="2"/>15.8.0.0. <text:s/>Commit Hash: 55a3dc3231c95c77f81ee53f7d29152029da7408.</text:p>
      <text:p text:style-name="Standard">Microsoft Visual F# Tools 10.2 for F# 4.5</text:p>
      <text:p text:style-name="Standard"/>
      <text:p text:style-name="Standard">Visual Studio Code Debug Adapter Host Package <text:s text:c="2"/>1.0</text:p>
      <text:p text:style-name="Standard">Interop layer for hosting Visual Studio Code debug adapters in Visual Studio</text:p>
      <text:p text:style-name="Standard"/>
      <text:p text:style-name="Standard">Visual Studio Tools for CMake <text:s text:c="2"/>1.0</text:p>
      <text:p text:style-name="Standard">Visual Studio Tools for CMake</text:p>
      <text:p text:style-name="Standard"/>
      <text:p text:style-name="Standard">Visual Studio Tools for Containers <text:s text:c="2"/>1.0</text:p>
      <text:p text:style-name="Standard">Visual Studio Tools for Containers</text:p>
      <text:p text:style-name="Standard"/>
      <text:p text:style-name="Standard">Visual Studio Tools for Universal Windows Apps <text:s text:c="2"/>15.0.28010.2046</text:p>
      <text:p text:style-name="Standard">The Visual Studio Tools for Universal Windows apps allow you to build a single universal app experience that can reach every device running Windows 10: phone, tablet, PC, and more.<text:s/><text:span text:style-name="T31">It includes the Microsoft Windows 10 Software Development Ki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ictor  ignacio paez partida</meta:initial-creator>
    <dc:creator>uno</dc:creator>
    <meta:creation-date>2009-04-16T11:32:00Z</meta:creation-date>
    <dc:date>2018-11-09T03:29:00Z</dc:date>
    <meta:template xlink:href="Normal.dotm" xlink:type="simple"/>
    <meta:editing-cycles>3</meta:editing-cycles>
    <meta:editing-duration>PT4320S</meta:editing-duration>
    <meta:user-defined meta:name="Info 1"/>
    <meta:user-defined meta:name="Info 2"/>
    <meta:user-defined meta:name="Info 3"/>
    <meta:user-defined meta:name="Info 4"/>
    <meta:document-statistic meta:page-count="4" meta:paragraph-count="13" meta:word-count="989" meta:character-count="6618" meta:row-count="47" meta:non-whitespace-character-count="5642"/>
  </office:meta>
</office:document-meta>
</file>